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08cm" fo:min-width="1.6cm"/>
    </style:style>
  </office:automatic-styles>
  <office:body>
    <office:drawing>
      <draw:page draw:name="page1" draw:style-name="dp1" draw:master-page-name="Default">
        <draw:g>
          <draw:glue-point draw:id="4" svg:x="-1.25cm" svg:y="5cm"/>
          <draw:glue-point draw:id="5" svg:x="-1.25cm" svg:y="1cm"/>
          <draw:rect draw:style-name="gr1" draw:layer="layout" svg:width="0.4cm" svg:height="0.8cm" svg:x="0.4cm" svg:y="1.2cm">
            <text:p/>
          </draw:rect>
          <draw:line draw:style-name="gr2" draw:layer="layout" svg:x1="0.6cm" svg:y1="1.36cm" svg:x2="0.6cm" svg:y2="1.76cm">
            <text:p/>
          </draw:line>
          <draw:polygon draw:style-name="gr2" draw:layer="layout" svg:width="0.24cm" svg:height="0.2cm" svg:x="0.5cm" svg:y="1.68cm" svg:viewBox="0 0 241 201" draw:points="241,0 120,201 0,0 120,80 241,0 120,201">
            <text:p/>
          </draw:polygon>
          <draw:frame draw:style-name="gr3" draw:layer="layout" svg:width="1.6cm" svg:height="1.08cm" svg:x="0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Isolator (vertical)</dc:title>
    <meta:creation-date>2011-02-07T16:50:09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